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3mm" fo:break-before="auto" style:use-optimal-row-height="true"/>
    </style:style>
    <style:style style:name="ro3" style:family="table-row">
      <style:table-row-properties style:row-height="19.03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15.26mm" fo:break-before="auto" style:use-optimal-row-height="true"/>
    </style:style>
    <style:style style:name="ro6" style:family="table-row">
      <style:table-row-properties style:row-height="26.44mm" fo:break-before="auto" style:use-optimal-row-height="true"/>
    </style:style>
    <style:style style:name="ro7" style:family="table-row">
      <style:table-row-properties style:row-height="2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 style:data-style-name="N3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 style:data-style-name="N116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 style:data-style-name="N116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Excel_20_Built-in_20_Comma" style:data-style-name="N3">
      <style:table-cell-properties fo:border-bottom="0.74pt solid #000000" fo:background-color="#00698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Excel_20_Built-in_20_Comma" style:data-style-name="N3">
      <style:table-cell-properties fo:border-bottom="0.74pt solid #000000" fo:background-color="#006980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 style:data-style-name="N112">
      <style:table-cell-properties fo:border-bottom="0.74pt solid #000000" fo:background-color="#00698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 style:data-style-name="N3">
      <style:table-cell-properties fo:border-bottom="0.74pt solid #000000" fo:background-color="#0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3">
      <style:table-cell-properties fo:border-bottom="0.74pt solid #000000" fo:background-color="#0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 style:data-style-name="N3">
      <style:table-cell-properties fo:background-color="#0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 style:data-style-name="N116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16">
      <style:table-cell-properties fo:border-bottom="0.74pt solid #000000" fo:background-color="#cc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16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7_0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4950966874716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7.86979029976843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.69671849716714" calcext:value-type="float">
            <text:p>8</text:p>
          </table:table-cell>
        </table:table-row>
      </table:table>
      <table:table table:name="7_02" table:style-name="ta1">
        <table:table-column table:style-name="co1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float" office:value="89.1946492033499" calcext:value-type="float">
            <text:p>8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5.0170875366078" calcext:value-type="float">
            <text:p>75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5.2454187294149" calcext:value-type="float">
            <text:p>8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6.6" calcext:value-type="float">
            <text:p>66.6</text:p>
          </table:table-cell>
        </table:table-row>
      </table:table>
      <table:table table:name="7_0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mponentes directos</text:p>
          </table:table-cell>
          <table:table-cell table:style-name="ce5" office:value-type="float" office:value="2107359915" calcext:value-type="float">
            <text:p>2,107,359,915</text:p>
          </table:table-cell>
        </table:table-row>
        <table:table-row table:style-name="ro1">
          <table:table-cell office:value-type="string" calcext:value-type="string">
            <text:p>Componentes de viabilidad</text:p>
          </table:table-cell>
          <table:table-cell table:style-name="ce6" office:value-type="float" office:value="3241332009" calcext:value-type="float">
            <text:p>3,241,332,009</text:p>
          </table:table-cell>
        </table:table-row>
        <table:table-row table:style-name="ro1">
          <table:table-cell office:value-type="string" calcext:value-type="string">
            <text:p>Eje transversal</text:p>
          </table:table-cell>
          <table:table-cell table:style-name="ce7" office:value-type="float" office:value="85191335" calcext:value-type="float">
            <text:p><text:s/>85,191,335 </text:p>
          </table:table-cell>
        </table:table-row>
      </table:table>
      <table:table table:name="7_0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8" office:value-type="float" office:value="130246108" calcext:value-type="float">
            <text:p>130,246,108</text:p>
          </table:table-cell>
          <table:table-cell table:formula="of:=[.B2]/66985437187 *100" office:value-type="float" office:value="0.194439438584835" calcext:value-type="float">
            <text:p>0.19443943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float" office:value="380172611" calcext:value-type="float">
            <text:p>380,172,611</text:p>
          </table:table-cell>
          <table:table-cell table:formula="of:=[.B3]/66985437187 *100" office:value-type="float" office:value="0.56754516647953" calcext:value-type="float">
            <text:p>0.56754516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0" office:value-type="float" office:value="705840558" calcext:value-type="float">
            <text:p>705,840,558</text:p>
          </table:table-cell>
          <table:table-cell table:formula="of:=[.B4]/70600000000*100" office:value-type="float" office:value="0.999774161473088" calcext:value-type="float">
            <text:p>0.9997741615</text:p>
          </table:table-cell>
        </table:table-row>
      </table:table>
      <table:table table:name="7_05" table:style-name="ta1">
        <table:table-column table:style-name="co1" table:default-cell-style-name="ce12"/>
        <table:table-column table:style-name="co1" table:default-cell-style-name="ce16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table:style-name="ce11" office:value-type="string" calcext:value-type="string">
            <text:p>Promoción y apoyo de la lactancia materna </text:p>
          </table:table-cell>
          <table:table-cell office:value-type="float" office:value="80.8828315605272" calcext:value-type="float">
            <text:p>80.9</text:p>
          </table:table-cell>
        </table:table-row>
        <table:table-row table:style-name="ro3">
          <table:table-cell office:value-type="string" calcext:value-type="string">
            <text:p>Suplementación de zinc terapéutico en el manejo de la diarrea </text:p>
          </table:table-cell>
          <table:table-cell table:style-name="ce17" office:value-type="float" office:value="72.4341148693353" calcext:value-type="float">
            <text:p>72.4</text:p>
          </table:table-cell>
        </table:table-row>
        <table:table-row table:style-name="ro4">
          <table:table-cell table:style-name="ce13" office:value-type="string" calcext:value-type="string">
            <text:p>Suplementación de vitamina "A" </text:p>
          </table:table-cell>
          <table:table-cell office:value-type="float" office:value="48.6469028944011" calcext:value-type="float">
            <text:p>48.6</text:p>
          </table:table-cell>
        </table:table-row>
        <table:table-row table:style-name="ro5">
          <table:table-cell office:value-type="string" calcext:value-type="string">
            <text:p>Desparasitación y vacunación de niños</text:p>
          </table:table-cell>
          <table:table-cell table:style-name="ce17" office:value-type="float" office:value="91.8693742915231" calcext:value-type="float">
            <text:p>91.9</text:p>
          </table:table-cell>
        </table:table-row>
        <table:table-row table:style-name="ro6">
          <table:table-cell table:style-name="ce14" office:value-type="string" calcext:value-type="string">
            <text:p>Suplementación con micronutrientes, hierro y ácido fólico a mujer en edad fértil </text:p>
          </table:table-cell>
          <table:table-cell office:value-type="float" office:value="75.5474291342479" calcext:value-type="float">
            <text:p>75.5</text:p>
          </table:table-cell>
        </table:table-row>
        <table:table-row table:style-name="ro6">
          <table:table-cell office:value-type="string" calcext:value-type="string">
            <text:p>Mejoramiento de la alimentación complementaría a partir de los seis meses</text:p>
          </table:table-cell>
          <table:table-cell table:style-name="ce17" office:value-type="float" office:value="54.2344486964576" calcext:value-type="float">
            <text:p>54.2</text:p>
          </table:table-cell>
        </table:table-row>
        <table:table-row table:style-name="ro7">
          <table:table-cell table:style-name="ce15" office:value-type="string" calcext:value-type="string">
            <text:p>Fortificción de los alimentos básicos con micronutrientes</text:p>
          </table:table-cell>
          <table:table-cell table:style-name="ce18" office:value-type="float" office:value="20.2487639958149" calcext:value-type="float">
            <text:p>2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text>Q</number:text>
      <number:number number:decimal-places="2" loext:min-decimal-places="2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3:13:58.225257960</meta:creation-date>
    <dc:date>2016-03-02T23:40:06.577720681</dc:date>
    <meta:editing-duration>PT26M3S</meta:editing-duration>
    <meta:editing-cycles>9</meta:editing-cycles>
    <meta:generator>LibreOffice/5.1.0.3$Linux_X86_64 LibreOffice_project/10m0$Build-3</meta:generator>
    <meta:document-statistic meta:table-count="5" meta:cell-count="53" meta:object-count="0"/>
  </office:meta>
</office:document-meta>
</file>